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/>
    <style:font-face style:name="OpenSymbol" svg:font-family="OpenSymbol"/>
    <style:font-face style:name="Songti" svg:font-family="Songti"/>
    <style:font-face style:name="Tahoma1" svg:font-family="Tahoma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NSimSun" fo:font-size="9.5pt" style:font-name-asian="NSimSun" style:font-size-asian="9.5pt" style:font-name-complex="NSimSun" style:font-size-complex="9.5pt"/>
    </style:style>
    <style:style style:name="P4" style:family="paragraph" style:parent-style-name="Standard">
      <style:paragraph-properties style:text-autospace="none"/>
      <style:text-properties style:use-window-font-color="true" style:font-name="NSimSun" fo:font-size="9.5pt" officeooo:paragraph-rsid="000c7ff6" style:font-name-asian="NSimSun" style:font-size-asian="9.5pt" style:language-asian="zh" style:country-asian="CN" style:font-name-complex="NSimSun" style:font-size-complex="9.5pt"/>
    </style:style>
    <style:style style:name="P5" style:family="paragraph" style:parent-style-name="Standard">
      <style:paragraph-properties style:text-autospace="none"/>
      <style:text-properties style:use-window-font-color="true" style:font-name="NSimSun" fo:font-size="12pt" officeooo:paragraph-rsid="000c7ff6" style:font-name-asian="宋体" style:font-size-asian="12pt" style:language-asian="zh" style:country-asian="CN" style:font-name-complex="NSimSun" style:font-size-complex="12pt"/>
    </style:style>
    <style:style style:name="P6" style:family="paragraph" style:parent-style-name="Standard">
      <style:text-properties officeooo:paragraph-rsid="00043b30" style:language-asian="zh" style:country-asian="CN"/>
    </style:style>
    <style:style style:name="P7" style:family="paragraph" style:parent-style-name="Standard">
      <style:text-properties officeooo:paragraph-rsid="000c7ff6" style:language-asian="zh" style:country-asian="CN"/>
    </style:style>
    <style:style style:name="P8" style:family="paragraph" style:parent-style-name="Standard">
      <style:text-properties fo:font-size="10.5pt" officeooo:paragraph-rsid="00066c39" style:font-size-asian="10.5pt" style:language-asian="zh" style:country-asian="CN" style:font-size-complex="10.5pt"/>
    </style:style>
    <style:style style:name="P9" style:family="paragraph" style:parent-style-name="Standard">
      <style:text-properties style:font-name="NSimSun" fo:font-size="9pt" officeooo:paragraph-rsid="00043b30" style:font-name-asian="NSimSun" style:font-size-asian="9pt" style:language-asian="zh" style:country-asian="CN" style:font-name-complex="NSimSun" style:font-size-complex="9pt"/>
    </style:style>
    <style:style style:name="P10" style:family="paragraph" style:parent-style-name="Text_20_body">
      <style:text-properties officeooo:paragraph-rsid="00043b30"/>
    </style:style>
    <style:style style:name="P11" style:family="paragraph" style:parent-style-name="Text_20_body">
      <style:text-properties officeooo:paragraph-rsid="00043b30" style:language-asian="zh" style:country-asian="CN"/>
    </style:style>
    <style:style style:name="P12" style:family="paragraph" style:parent-style-name="Text_20_body">
      <style:text-properties officeooo:paragraph-rsid="0007fecc" style:language-asian="zh" style:country-asian="CN"/>
    </style:style>
    <style:style style:name="P13" style:family="paragraph" style:parent-style-name="Text_20_body">
      <style:text-properties fo:font-size="10.5pt" officeooo:paragraph-rsid="00066c39" style:font-size-asian="10.5pt" style:language-asian="zh" style:country-asian="CN" style:font-size-complex="10.5pt"/>
    </style:style>
    <style:style style:name="P14" style:family="paragraph" style:parent-style-name="Heading_20_1">
      <style:paragraph-properties fo:text-align="center" style:justify-single-word="false"/>
      <style:text-properties style:font-name="宋体" fo:font-size="18pt" officeooo:paragraph-rsid="00024829" style:font-name-asian="宋体" style:font-size-asian="18pt" style:font-size-complex="18pt"/>
    </style:style>
    <style:style style:name="P15" style:family="paragraph" style:parent-style-name="Preformatted_20_Text">
      <style:text-properties officeooo:paragraph-rsid="00043b30" style:language-asian="zh" style:country-asian="CN"/>
    </style:style>
    <style:style style:name="T1" style:family="text">
      <style:text-properties officeooo:rsid="00024829"/>
    </style:style>
    <style:style style:name="T2" style:family="text">
      <style:text-properties officeooo:rsid="00043b30"/>
    </style:style>
    <style:style style:name="T3" style:family="text">
      <style:text-properties officeooo:rsid="00066c39"/>
    </style:style>
    <style:style style:name="T4" style:family="text">
      <style:text-properties fo:font-variant="normal" fo:text-transform="none" fo:color="#000000" fo:font-size="9pt" fo:letter-spacing="normal" fo:font-style="normal" fo:font-weight="normal" officeooo:rsid="00043b30"/>
    </style:style>
    <style:style style:name="T5" style:family="text">
      <style:text-properties fo:color="#0000ff" style:font-name="NSimSun" fo:font-size="9.5pt" style:font-name-asian="NSimSun" style:font-size-asian="9.5pt" style:font-name-complex="NSimSun" style:font-size-complex="9.5pt"/>
    </style:style>
    <style:style style:name="T6" style:family="text">
      <style:text-properties fo:color="#0000ff" style:font-name="NSimSun" fo:font-size="9.5pt" officeooo:rsid="00043b30" style:font-name-asian="NSimSun" style:font-size-asian="9.5pt" style:font-name-complex="NSimSun" style:font-size-complex="9.5pt"/>
    </style:style>
    <style:style style:name="T7" style:family="text">
      <style:text-properties fo:color="#0000ff" style:font-name="NSimSun" fo:font-size="9.5pt" officeooo:rsid="00066c39" style:font-name-asian="NSimSun" style:font-size-asian="9.5pt" style:font-name-complex="NSimSun" style:font-size-complex="9.5pt"/>
    </style:style>
    <style:style style:name="T8" style:family="text">
      <style:text-properties style:use-window-font-color="true" style:font-name="NSimSun" fo:font-size="9.5pt" style:font-name-asian="NSimSun" style:font-size-asian="9.5pt" style:font-name-complex="NSimSun" style:font-size-complex="9.5pt"/>
    </style:style>
    <style:style style:name="T9" style:family="text">
      <style:text-properties style:use-window-font-color="true" style:font-name="NSimSun" fo:font-size="9.5pt" officeooo:rsid="00043b30" style:font-name-asian="NSimSun" style:font-size-asian="9.5pt" style:font-name-complex="NSimSun" style:font-size-complex="9.5pt"/>
    </style:style>
    <style:style style:name="T10" style:family="text">
      <style:text-properties style:use-window-font-color="true" style:font-name="NSimSun" fo:font-size="9.5pt" officeooo:rsid="00066c39" style:font-name-asian="NSimSun" style:font-size-asian="9.5pt" style:font-name-complex="NSimSun" style:font-size-complex="9.5pt"/>
    </style:style>
    <style:style style:name="T11" style:family="text">
      <style:text-properties fo:color="#a31515" style:font-name="NSimSun" fo:font-size="9.5pt" style:font-name-asian="NSimSun" style:font-size-asian="9.5pt" style:font-name-complex="NSimSun" style:font-size-complex="9.5pt"/>
    </style:style>
    <style:style style:name="T12" style:family="text">
      <style:text-properties fo:color="#a31515" style:font-name="NSimSun" fo:font-size="9.5pt" officeooo:rsid="00043b30" style:font-name-asian="NSimSun" style:font-size-asian="9.5pt" style:font-name-complex="NSimSun" style:font-size-complex="9.5pt"/>
    </style:style>
    <style:style style:name="T13" style:family="text">
      <style:text-properties fo:color="#a31515" style:font-name="NSimSun" fo:font-size="9.5pt" officeooo:rsid="00066c39" style:font-name-asian="NSimSun" style:font-size-asian="9.5pt" style:font-name-complex="NSimSun" style:font-size-complex="9.5pt"/>
    </style:style>
    <style:style style:name="T14" style:family="text">
      <style:text-properties style:font-name="NSimSun" fo:font-size="9.5pt" officeooo:rsid="00043b30" style:font-name-asian="NSimSun" style:font-size-asian="9.5pt" style:font-name-complex="NSimSun" style:font-size-complex="9.5pt"/>
    </style:style>
    <style:style style:name="T15" style:family="text">
      <style:text-properties style:font-name="NSimSun" fo:font-size="9pt" officeooo:rsid="00043b30" style:font-name-asian="NSimSun" style:font-size-asian="9pt" style:font-name-complex="NSimSun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在成员函数中使用STL的find_if函数</text:span></text:h>
      <text:p text:style-name="P10"><text:span text:style-name="T2">STL的find_if函数功能很强大，可以使用输入的函数替代等于操作符执行查找功能。</text:span></text:p>
      <text:p text:style-name="P12"><text:span text:style-name="T2">比如查找一个数组中的奇数，可以用如下代码完成（具体参考这里：http://www.cplusplus.com/reference/algorithm/find_if/）：</text:span></text:p>
      <text:p text:style-name="P8"><text:span text:style-name="T7">#include</text:span><text:span text:style-name="T10"> </text:span><text:span text:style-name="T13">&lt;iostream&gt;</text:span></text:p>
      <text:p text:style-name="P2"><text:span text:style-name="T5">#include</text:span><text:span text:style-name="T8"> </text:span><text:span text:style-name="T11">&lt;algorithm&gt;</text:span></text:p>
      <text:p text:style-name="P2"><text:span text:style-name="T5">#include</text:span><text:span text:style-name="T8"> </text:span><text:span text:style-name="T11">&lt;vector&gt;</text:span></text:p>
      <text:p text:style-name="P2"><text:span text:style-name="T5">using</text:span><text:span text:style-name="T8"> </text:span><text:span text:style-name="T5">namespace</text:span><text:span text:style-name="T8"> std;</text:span></text:p>
      <text:p text:style-name="P3"/>
      <text:p text:style-name="P2"><text:span text:style-name="T5">bool</text:span><text:span text:style-name="T8"> IsOdd (</text:span><text:span text:style-name="T5">int</text:span><text:span text:style-name="T8"> i) {</text:span></text:p>
      <text:p text:style-name="P2"><text:span text:style-name="T8"><text:s text:c="2"/></text:span><text:span text:style-name="T5">return</text:span><text:span text:style-name="T8"> ((i%2)==1);</text:span></text:p>
      <text:p text:style-name="P3">}</text:p>
      <text:p text:style-name="P3"/>
      <text:p text:style-name="P2"><text:span text:style-name="T5">int</text:span><text:span text:style-name="T8"> main () {</text:span></text:p>
      <text:p text:style-name="P2"><text:span text:style-name="T8"><text:s text:c="2"/>vector&lt;</text:span><text:span text:style-name="T5">int</text:span><text:span text:style-name="T8">&gt; myvector;</text:span></text:p>
      <text:p text:style-name="P2"><text:span text:style-name="T8"><text:s text:c="2"/>vector&lt;</text:span><text:span text:style-name="T5">int</text:span><text:span text:style-name="T8">&gt;::iterator it;</text:span></text:p>
      <text:p text:style-name="P3"><text:s text:c="2"/>myvector.push_back(10);</text:p>
      <text:p text:style-name="P3"><text:s text:c="2"/>myvector.push_back(25);</text:p>
      <text:p text:style-name="P3"><text:s text:c="2"/>myvector.push_back(40);</text:p>
      <text:p text:style-name="P3"><text:s text:c="2"/>myvector.push_back(55);</text:p>
      <text:p text:style-name="P3"><text:s text:c="2"/>it = find_if (myvector.begin(), myvector.end(), IsOdd);</text:p>
      <text:p text:style-name="P2"><text:span text:style-name="T8"><text:s text:c="2"/>cout &lt;&lt; </text:span><text:span text:style-name="T11">"The first odd value is "</text:span><text:span text:style-name="T8"> &lt;&lt; *it &lt;&lt; endl;</text:span></text:p>
      <text:p text:style-name="P2"><text:span text:style-name="T8"><text:s text:c="2"/></text:span><text:span text:style-name="T5">return</text:span><text:span text:style-name="T8"> 0;</text:span></text:p>
      <text:p text:style-name="P3">}</text:p>
      <text:p text:style-name="P13"><text:span text:style-name="T3"/></text:p>
      <text:p text:style-name="P11"><text:span text:style-name="T2">运行结果：</text:span></text:p>
      <text:p text:style-name="P15"><text:span text:style-name="Example"><text:span text:style-name="T4">The first odd value is 25</text:span></text:span></text:p>
      <text:p text:style-name="P11"><text:span text:style-name="T2"/></text:p>
      <text:p text:style-name="P11"><text:span text:style-name="T2">如果把上述代码加入到类里面，写成类的成员函数，又是什么效果呢？</text:span></text:p>
      <text:p text:style-name="P11"><text:span text:style-name="T2">比如如下类代码：</text:span></text:p>
      <text:p text:style-name="P6"><text:span text:style-name="T6">#include</text:span><text:span text:style-name="T9"> </text:span><text:span text:style-name="T12">&lt;iostream&gt;</text:span></text:p>
      <text:p text:style-name="P2"><text:span text:style-name="T5">#include</text:span><text:span text:style-name="T8"> </text:span><text:span text:style-name="T11">&lt;algorithm&gt;</text:span></text:p>
      <text:p text:style-name="P2"><text:span text:style-name="T5">#include</text:span><text:span text:style-name="T8"> </text:span><text:span text:style-name="T11">&lt;vector&gt;</text:span></text:p>
      <text:p text:style-name="P2"><text:span text:style-name="T5">using</text:span><text:span text:style-name="T8"> </text:span><text:span text:style-name="T5">namespace</text:span><text:span text:style-name="T8"> std;</text:span></text:p>
      <text:p text:style-name="P3"/>
      <text:p text:style-name="P2"><text:span text:style-name="T5">class</text:span><text:span text:style-name="T8"> CTest</text:span></text:p>
      <text:p text:style-name="P3">{</text:p>
      <text:p text:style-name="P2"><text:span text:style-name="T5">public</text:span><text:span text:style-name="T8">:</text:span></text:p>
      <text:p text:style-name="P2"><text:span text:style-name="T8"><text:tab/></text:span><text:span text:style-name="T5">bool</text:span><text:span text:style-name="T8"> IsOdd (</text:span><text:span text:style-name="T5">int</text:span><text:span text:style-name="T8"> i) {</text:span></text:p>
      <text:p text:style-name="P2"><text:span text:style-name="T8"><text:tab/><text:tab/></text:span><text:span text:style-name="T5">return</text:span><text:span text:style-name="T8"> ((i%2)==1);</text:span></text:p>
      <text:p text:style-name="P3"><text:tab/>}</text:p>
      <text:p text:style-name="P3"/>
      <text:p text:style-name="P2"><text:span text:style-name="T8"><text:tab/></text:span><text:span text:style-name="T5">int</text:span><text:span text:style-name="T8"> test () {</text:span></text:p>
      <text:p text:style-name="P2"><text:span text:style-name="T8"><text:tab/><text:tab/>vector&lt;</text:span><text:span text:style-name="T5">int</text:span><text:span text:style-name="T8">&gt; myvector;</text:span></text:p>
      <text:p text:style-name="P2"><text:span text:style-name="T8"><text:tab/><text:tab/>vector&lt;</text:span><text:span text:style-name="T5">int</text:span><text:span text:style-name="T8">&gt;::iterator it;</text:span></text:p>
      <text:p text:style-name="P3"><text:tab/><text:tab/>myvector.push_back(10);</text:p>
      <text:p text:style-name="P3"><text:tab/><text:tab/>myvector.push_back(25);</text:p>
      <text:p text:style-name="P3"><text:tab/><text:tab/>myvector.push_back(40);</text:p>
      <text:p text:style-name="P3"><text:tab/><text:tab/>myvector.push_back(55);</text:p>
      <text:p text:style-name="P3"><text:soft-page-break/><text:tab/><text:tab/>it = find_if (myvector.begin(), myvector.end(), IsOdd);</text:p>
      <text:p text:style-name="P2"><text:span text:style-name="T8"><text:tab/><text:tab/>cout &lt;&lt; </text:span><text:span text:style-name="T11">"The first odd value is "</text:span><text:span text:style-name="T8"> &lt;&lt; *it &lt;&lt; endl;</text:span></text:p>
      <text:p text:style-name="P2"><text:span text:style-name="T8"><text:tab/><text:tab/></text:span><text:span text:style-name="T5">return</text:span><text:span text:style-name="T8"> 0;</text:span></text:p>
      <text:p text:style-name="P3"><text:tab/>}</text:p>
      <text:p text:style-name="P3">};</text:p>
      <text:p text:style-name="P2"><text:span text:style-name="T5">int</text:span><text:span text:style-name="T8"> main()</text:span></text:p>
      <text:p text:style-name="P3">{</text:p>
      <text:p text:style-name="P3"><text:tab/>CTest t1;</text:p>
      <text:p text:style-name="P3"><text:tab/>t1.test();</text:p>
      <text:p text:style-name="P2"><text:span text:style-name="T8"><text:tab/></text:span><text:span text:style-name="T5">return</text:span><text:span text:style-name="T8"> 0;</text:span></text:p>
      <text:p text:style-name="P3">}</text:p>
      <text:p text:style-name="P11"><text:span text:style-name="T2"/></text:p>
      <text:p text:style-name="P11"><text:span text:style-name="T2">会出现类似下面的错误：</text:span></text:p>
      <text:p text:style-name="P9"><text:span text:style-name="T2"><text:s/>error C3867: 'CTest::IsOdd': function call missing argument list; use '&amp;CTest::IsOdd' to create a pointer to member</text:span></text:p>
      <text:p text:style-name="P11"><text:span text:style-name="T2"/></text:p>
      <text:p text:style-name="P11"><text:span text:style-name="T2">解决办法：</text:span></text:p>
      <text:p text:style-name="P4"><text:span text:style-name="T2">it = find_if (myvector.begin(), myvector.end(), IsOdd);</text:span></text:p>
      <text:p text:style-name="P5"><text:span text:style-name="T2">改为：</text:span></text:p>
      <text:p text:style-name="P7"><text:span text:style-name="T14">it = find_if(myvector.begin(), myvector.end(),std::bind1st(std::mem_fun(&amp;</text:span><text:span text:style-name="T15">CTest</text:span><text:span text:style-name="T14">::IsOdd),</text:span><text:span text:style-name="T6">this</text:span><text:span text:style-name="T9">));<text:tab/></text:span></text:p>
      <text:p text:style-name="P10"><text:span text:style-name="T2"/></text:p>
      <text:p text:style-name="P11"><text:span text:style-name="T2">代码如下：</text:span></text:p>
      <text:p text:style-name="P6"><text:span text:style-name="T6">#include</text:span><text:span text:style-name="T9"> </text:span><text:span text:style-name="T12">&lt;iostream&gt;</text:span></text:p>
      <text:p text:style-name="P2"><text:span text:style-name="T5">#include</text:span><text:span text:style-name="T8"> </text:span><text:span text:style-name="T11">&lt;functional&gt;</text:span></text:p>
      <text:p text:style-name="P2"><text:span text:style-name="T5">#include</text:span><text:span text:style-name="T8"> </text:span><text:span text:style-name="T11">&lt;algorithm&gt;</text:span></text:p>
      <text:p text:style-name="P2"><text:span text:style-name="T5">#include</text:span><text:span text:style-name="T8"> </text:span><text:span text:style-name="T11">&lt;vector&gt;</text:span></text:p>
      <text:p text:style-name="P2"><text:span text:style-name="T5">using</text:span><text:span text:style-name="T8"> </text:span><text:span text:style-name="T5">namespace</text:span><text:span text:style-name="T8"> std;</text:span></text:p>
      <text:p text:style-name="P3"/>
      <text:p text:style-name="P2"><text:span text:style-name="T5">class</text:span><text:span text:style-name="T8"> CTest</text:span></text:p>
      <text:p text:style-name="P3">{</text:p>
      <text:p text:style-name="P2"><text:span text:style-name="T5">public</text:span><text:span text:style-name="T8">:</text:span></text:p>
      <text:p text:style-name="P2"><text:span text:style-name="T8"><text:tab/></text:span><text:span text:style-name="T5">bool</text:span><text:span text:style-name="T8"> <text:s/>IsOdd ( </text:span><text:span text:style-name="T5">int</text:span><text:span text:style-name="T8"> i)</text:span></text:p>
      <text:p text:style-name="P3"><text:tab/>{</text:p>
      <text:p text:style-name="P2"><text:span text:style-name="T8"><text:tab/><text:tab/></text:span><text:span text:style-name="T5">return</text:span><text:span text:style-name="T8"> ((i%2)==1);</text:span></text:p>
      <text:p text:style-name="P3"><text:tab/>}</text:p>
      <text:p text:style-name="P2"><text:span text:style-name="T8"><text:tab/></text:span><text:span text:style-name="T5">void</text:span><text:span text:style-name="T8"> close()</text:span></text:p>
      <text:p text:style-name="P3"><text:tab/>{</text:p>
      <text:p text:style-name="P2"><text:span text:style-name="T8"><text:tab/><text:tab/>vector&lt;</text:span><text:span text:style-name="T5">int</text:span><text:span text:style-name="T8">&gt; myvector;</text:span></text:p>
      <text:p text:style-name="P2"><text:span text:style-name="T8"><text:tab/><text:tab/>vector&lt;</text:span><text:span text:style-name="T5">int</text:span><text:span text:style-name="T8">&gt;::iterator it;</text:span></text:p>
      <text:p text:style-name="P3"/>
      <text:p text:style-name="P3"><text:tab/><text:tab/>myvector.push_back(10);</text:p>
      <text:p text:style-name="P3"><text:tab/><text:tab/>myvector.push_back(25);</text:p>
      <text:p text:style-name="P3"><text:tab/><text:tab/>myvector.push_back(40);</text:p>
      <text:p text:style-name="P3"><text:tab/><text:tab/>myvector.push_back(55);</text:p>
      <text:p text:style-name="P3"/>
      <text:p text:style-name="P2"><text:span text:style-name="T8"><text:tab/><text:tab/>it = find_if(myvector.begin(), myvector.end(),std::bind1st(std::mem_fun(&amp;CTest::IsOdd),</text:span><text:span text:style-name="T5">this</text:span><text:span text:style-name="T8">));<text:tab/></text:span></text:p>
      <text:p text:style-name="P2"><text:span text:style-name="T8"><text:tab/><text:tab/>cout &lt;&lt; </text:span><text:span text:style-name="T11">"The first odd value is "</text:span><text:span text:style-name="T8"> &lt;&lt; *it &lt;&lt; endl;</text:span></text:p>
      <text:p text:style-name="P3"/>
      <text:p text:style-name="P2"><text:span text:style-name="T8"><text:tab/><text:tab/>cout&lt;&lt;</text:span><text:span text:style-name="T11">"All odd value :"</text:span><text:span text:style-name="T8">&lt;&lt;endl;</text:span></text:p>
      <text:p text:style-name="P2"><text:span text:style-name="T8"><text:tab/><text:tab/></text:span><text:span text:style-name="T5">for</text:span><text:span text:style-name="T8">(;it != myvector.end();++it)</text:span></text:p>
      <text:p text:style-name="P3"><text:tab/><text:tab/>{</text:p>
      <text:p text:style-name="P3"><text:soft-page-break/><text:tab/><text:tab/><text:tab/>cout&lt;&lt;*it&lt;&lt;endl;</text:p>
      <text:p text:style-name="P3"><text:tab/><text:tab/>}</text:p>
      <text:p text:style-name="P3"><text:tab/>}</text:p>
      <text:p text:style-name="P3">};</text:p>
      <text:p text:style-name="P3"/>
      <text:p text:style-name="P2"><text:span text:style-name="T5">int</text:span><text:span text:style-name="T8"> main () {</text:span></text:p>
      <text:p text:style-name="P3"><text:tab/>CTest st1;</text:p>
      <text:p text:style-name="P3"><text:tab/>st1.close();</text:p>
      <text:p text:style-name="P2"><text:span text:style-name="T8"><text:tab/></text:span><text:span text:style-name="T5">return</text:span><text:span text:style-name="T8"> 0;</text:span></text:p>
      <text:p text:style-name="P3">}</text:p>
      <text:p text:style-name="P3"/>
      <text:p text:style-name="P11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SimSun" svg:font-family="NSimSun"/>
    <style:font-face style:name="OpenSymbol" svg:font-family="OpenSymbol"/>
    <style:font-face style:name="Songti" svg:font-family="Songti"/>
    <style:font-face style:name="Tahoma1" svg:font-family="Tahoma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新宋体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ample" style:family="text">
      <style:text-properties style:font-name="Courier New" style:font-name-asian="新宋体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1M12S</meta:editing-duration>
    <meta:editing-cycles>241</meta:editing-cycles>
    <meta:generator>LibreOffice/3.6$Windows_x86 LibreOffice_project/932b512-69e3009-7a10e5c-fc86223-a55908</meta:generator>
    <dc:date>2012-10-18T16:59:22.75</dc:date>
    <meta:document-statistic meta:table-count="0" meta:image-count="0" meta:object-count="0" meta:page-count="3" meta:paragraph-count="95" meta:word-count="371" meta:character-count="2022" meta:non-whitespace-character-count="1794"/>
    <meta:user-defined meta:name="Info 1"/>
    <meta:user-defined meta:name="Info 2"/>
    <meta:user-defined meta:name="Info 3"/>
    <meta:user-defined meta:name="Info 4"/>
  </office:meta>
</office:document-meta>
</file>